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loext:graphic-properties draw:fill="none"/>
      <style:paragraph-properties fo:margin-left="0cm" fo:margin-right="0cm" fo:margin-top="0cm" fo:margin-bottom="0.499cm" style:contextual-spacing="false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3" style:family="paragraph" style:parent-style-name="Normal" style:master-page-name="">
      <loext:graphic-properties draw:fill="none"/>
      <style:paragraph-properties fo:margin-left="0cm" fo:margin-right="0cm" fo:margin-top="0cm" fo:margin-bottom="0.524cm" style:contextual-spacing="false" fo:text-align="start" style:justify-single-word="false" fo:hyphenation-ladder-count="no-limit" fo:text-indent="1.251cm" style:auto-text-indent="false" style:page-number="auto" fo:background-color="transparent">
        <style:tab-stops/>
      </style:paragraph-properties>
      <style:text-properties officeooo:paragraph-rsid="000a590b" fo:hyphenate="false" loext:hyphenation-no-caps="false"/>
    </style:style>
    <style:style style:name="P4" style:family="paragraph" style:parent-style-name="Normal" style:master-page-name="">
      <loext:graphic-properties draw:fill="none"/>
      <style:paragraph-properties fo:margin-left="0cm" fo:margin-right="0cm" fo:margin-top="0cm" fo:margin-bottom="0.46cm" style:contextual-spacing="false" fo:line-height="157%" fo:text-align="justify" style:justify-single-word="false" fo:hyphenation-ladder-count="no-limit" fo:text-indent="1.251cm" style:auto-text-indent="false" style:page-number="auto" fo:background-color="transparent">
        <style:tab-stops/>
      </style:paragraph-properties>
      <style:text-properties officeooo:paragraph-rsid="000bda8e" fo:hyphenate="false" loext:hyphenation-no-caps="false"/>
    </style:style>
    <style:style style:name="P5" style:family="paragraph" style:parent-style-name="Standard">
      <style:paragraph-properties fo:margin-top="0cm" fo:margin-bottom="1cm" style:contextual-spacing="false" fo:line-height="150%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1.251cm" style:auto-text-indent="false" fo:background-color="transparen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25cm" style:contextual-spacing="false" fo:line-height="150%" fo:text-indent="1.251cm" style:auto-text-indent="false" style:page-number="auto" fo:background-color="transparen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5cm" style:contextual-spacing="false" fo:line-height="150%" fo:text-indent="1.251cm" style:auto-text-indent="false" fo:background-color="transparent"/>
    </style:style>
    <style:style style:name="P10" style:family="paragraph" style:parent-style-name="Standard" style:master-page-name="">
      <loext:graphic-properties draw:fill="none"/>
      <style:paragraph-properties fo:margin-left="0.7cm" fo:margin-right="0cm" fo:margin-top="0cm" fo:margin-bottom="0.25cm" style:contextual-spacing="false" fo:line-height="150%" fo:text-indent="0cm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officeooo:paragraph-rsid="000876fd"/>
    </style:style>
    <style:style style:name="P12" style:family="paragraph" style:parent-style-name="Normal" style:list-style-name="L1" style:master-page-name="">
      <loext:graphic-properties draw:fill="none"/>
      <style:paragraph-properties fo:margin-left="0cm" fo:margin-right="0cm" fo:margin-top="0cm" fo:margin-bottom="0.296cm" style:contextual-spacing="false" fo:line-height="157%" fo:hyphenation-ladder-count="no-limit" fo:text-indent="0cm" style:auto-text-indent="false" style:page-number="auto" fo:background-color="transparent">
        <style:tab-stops/>
      </style:paragraph-properties>
      <style:text-properties officeooo:paragraph-rsid="000a590b" fo:hyphenate="false" loext:hyphenation-no-caps="false"/>
    </style:style>
    <style:style style:name="P13" style:family="paragraph" style:parent-style-name="Normal" style:list-style-name="L1">
      <loext:graphic-properties draw:fill="none"/>
      <style:paragraph-properties fo:margin-left="0cm" fo:margin-right="0cm" fo:margin-top="0cm" fo:margin-bottom="0.296cm" style:contextual-spacing="false" fo:line-height="157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14" style:family="paragraph" style:parent-style-name="Normal" style:list-style-name="L1">
      <loext:graphic-properties draw:fill="none"/>
      <style:paragraph-properties fo:margin-left="0cm" fo:margin-right="0cm" fo:margin-top="0cm" fo:margin-bottom="0.293cm" style:contextual-spacing="false" fo:line-height="157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15" style:family="paragraph" style:parent-style-name="Normal" style:list-style-name="L1">
      <loext:graphic-properties draw:fill="none"/>
      <style:paragraph-properties fo:margin-left="0cm" fo:margin-right="0cm" fo:margin-top="0cm" fo:margin-bottom="0.298cm" style:contextual-spacing="false" fo:line-height="157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16" style:family="paragraph" style:parent-style-name="Normal" style:list-style-name="L1">
      <loext:graphic-properties draw:fill="none"/>
      <style:paragraph-properties fo:margin-left="0cm" fo:margin-right="0cm" fo:line-height="157%" fo:hyphenation-ladder-count="no-limit" fo:text-indent="0cm" style:auto-text-indent="false" fo:background-color="transparent">
        <style:tab-stops/>
      </style:paragraph-properties>
      <style:text-properties officeooo:paragraph-rsid="000bda8e" fo:hyphenate="false" loext:hyphenation-no-caps="false"/>
    </style:style>
    <style:style style:name="P17" style:family="paragraph" style:parent-style-name="Normal" style:list-style-name="L1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18" style:family="paragraph" style:parent-style-name="Normal" style:list-style-name="L1">
      <loext:graphic-properties draw:fill="none"/>
      <style:paragraph-properties fo:margin-left="0cm" fo:margin-right="0cm" fo:margin-top="0cm" fo:margin-bottom="0.233cm" style:contextual-spacing="false" fo:line-height="165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19" style:family="paragraph" style:parent-style-name="Normal" style:list-style-name="L1">
      <loext:graphic-properties draw:fill="none"/>
      <style:paragraph-properties fo:margin-left="0cm" fo:margin-right="0cm" fo:margin-top="0cm" fo:margin-bottom="0.982cm" style:contextual-spacing="false" fo:line-height="148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20" style:family="paragraph" style:parent-style-name="Normal" style:list-style-name="L1">
      <loext:graphic-properties draw:fill="none"/>
      <style:paragraph-properties fo:margin-left="0cm" fo:margin-right="0cm" fo:margin-top="0cm" fo:margin-bottom="0.249cm" style:contextual-spacing="false" fo:line-height="166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21" style:family="paragraph" style:parent-style-name="Normal" style:list-style-name="L1">
      <loext:graphic-properties draw:fill="none"/>
      <style:paragraph-properties fo:margin-left="0cm" fo:margin-right="0cm" fo:margin-top="0cm" fo:margin-bottom="0.31cm" style:contextual-spacing="false" fo:line-height="154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P22" style:family="paragraph" style:parent-style-name="Normal" style:list-style-name="L1">
      <loext:graphic-properties draw:fill="none"/>
      <style:paragraph-properties fo:margin-left="0cm" fo:margin-right="0cm" fo:margin-top="0cm" fo:margin-bottom="0.136cm" style:contextual-spacing="false" fo:line-height="164%" fo:hyphenation-ladder-count="no-limit" fo:text-indent="0cm" style:auto-text-indent="false" fo:background-color="transparent">
        <style:tab-stops/>
      </style:paragraph-properties>
      <style:text-properties officeooo:paragraph-rsid="000a590b" fo:hyphenate="false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8c9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1.249cm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ехническое задание на курсовой проект</text:p>
      <text:p text:style-name="P8"><text:span text:style-name="T2">Тема курсового проекта</text:span> __________________________________________________</text:p>
      <text:p text:style-name="P9"><text:span text:style-name="T2">Характер разработки:</text:span> прикладная квалификационная работа.</text:p>
      <text:p text:style-name="P11"><text:span text:style-name="T2">Основания для разработки:</text:span> учебный план специальности, рабочая программа дисциплины, распоряжение по учебному заведению.</text:p>
      <text:p text:style-name="P7"><text:span text:style-name="T2">Требования к курсовому проекту:</text:span> требования к проектируемой системе определены</text:p>
      <text:p text:style-name="P6">соответствующими стандартами ГОСТ 19 и ГОСТ 34; требования к структуре документов определены соответствующими стандартами ЕСКД и КСПД; требования к оформлению определены соответствующими методическими указаниями.</text:p>
      <text:p text:style-name="P6"><text:span text:style-name="T2">Порядок контроля и приёмки курсового проекта:</text:span> контроль выполнения курсового проекта проводится руководителем поэтапно в соответствии с утвержденным графиком выполнения курсового проекта; на завершающем этапе руководитель осуществляет нормоконтроль представленной исполнителем документации и принимает решение о допуске (недопуске) курсового проекта к защите, при подготовке защиты курсового проекта исполнитель представляет документацию, делает краткое сообщение по теме разработки и демонстрирует реализацию.</text:p>
      <text:p text:style-name="P6"><text:span text:style-name="T2">При работе над курсовым проектом учитывать:</text:span> степень соответствия представленной разработки требованиям технического задания, качество реализации, документации и доклада по теме проекта, соблюдение исполнителем графика выполнения курсового проекта.</text:p>
      <text:p text:style-name="P10"><text:span text:style-name="T2">Плановые сроки выполнения:</text:span> <text:span text:style-name="T3">1 </text:span>семестр 20<text:span text:style-name="T3">23</text:span>/<text:span text:style-name="T3">2024</text:span> учебного года:</text:p>
      <text:p text:style-name="P3"><text:span text:style-name="Default_20_Paragraph_20_Font"><text:span text:style-name="T1">Исходные данные: </text:span></text:span></text:p>
      <text:list xml:id="list2515161193" text:style-name="L1">
        <text:list-item>
          <text:p text:style-name="P12">в курсовом проекте необходимо выполнить следующие этапы разработки, которые должны быть отражены в пояснительной записке: изучение необходимых теоретических сведений в соответствии с заданием, выявление действующих субъектов системы; </text:p>
        </text:list-item>
        <text:list-item>
          <text:p text:style-name="P14">курсовой проект основывается на фактических материалах, полученных в ходе учебной или практической профессиональной деятельности, с использованием результатов последних исследований, а также на результатах собственных исследований и экспертной оценки. </text:p>
        </text:list-item>
        <text:list-item>
          <text:p text:style-name="P16">в случае отсутствия практического материала по конкретной теме допускается смоделировать его самостоятельно с учётом соблюдения определённых пропорций между сферы деятельности. </text:p>
        </text:list-item>
      </text:list>
      <text:p text:style-name="P4"><text:soft-page-break/><text:span text:style-name="Default_20_Paragraph_20_Font"><text:span text:style-name="T1">Состав курсового проекта: </text:span></text:span></text:p>
      <text:list xml:id="list150752598787736" text:continue-numbering="true" text:style-name="L1">
        <text:list-item>
          <text:p text:style-name="P17">Текстовые и графические документы; </text:p>
        </text:list-item>
        <text:list-item>
          <text:p text:style-name="P17">Программная и технологическая документация (при необходимости); </text:p>
        </text:list-item>
        <text:list-item>
          <text:p text:style-name="P17">Пояснительная (расчётно-пояснительная) записка; </text:p>
        </text:list-item>
        <text:list-item>
          <text:p text:style-name="P13">Обязательные структурные элементы: титульный лист (одна страница), содержание (от одной страницы), ведение (от одной страницы), список литературы (от одной страницы), заключение (от одной страницы), </text:p>
        </text:list-item>
        <text:list-item>
          <text:p text:style-name="P18">Объём основной части работы: минимум два раздела с минимум двумя параграфами (от пяти страниц) в каждом разделе. </text:p>
        </text:list-item>
      </text:list>
      <text:p text:style-name="P3"><text:span text:style-name="Default_20_Paragraph_20_Font"><text:span text:style-name="T1">Содержание пояснительной записки: </text:span></text:span></text:p>
      <text:list xml:id="list150752327553835" text:continue-numbering="true" text:style-name="L1">
        <text:list-item>
          <text:p text:style-name="P17">Титульный лист; </text:p>
        </text:list-item>
        <text:list-item>
          <text:p text:style-name="P17">Лист задания; </text:p>
        </text:list-item>
        <text:list-item>
          <text:p text:style-name="P17">Содержание; </text:p>
        </text:list-item>
        <text:list-item>
          <text:p text:style-name="P17">Введение; </text:p>
        </text:list-item>
        <text:list-item>
          <text:p text:style-name="P17">Исходные данные; </text:p>
        </text:list-item>
        <text:list-item>
          <text:p text:style-name="P17">Основной раздел (теоретическая, аналитическая и проектно-аналитическая часть); </text:p>
        </text:list-item>
        <text:list-item>
          <text:p text:style-name="P17">Заключение; </text:p>
        </text:list-item>
        <text:list-item>
          <text:p text:style-name="P17">Список использованной литературы; </text:p>
        </text:list-item>
        <text:list-item>
          <text:p text:style-name="P17">Приложения. </text:p>
        </text:list-item>
      </text:list>
      <text:p text:style-name="P3"><text:span text:style-name="Default_20_Paragraph_20_Font"><text:span text:style-name="T1">Детализированное техническое задание на курсовой проект: </text:span></text:span></text:p>
      <text:list xml:id="list150751761274567" text:continue-numbering="true" text:style-name="L1">
        <text:list-item>
          <text:p text:style-name="P14">во <text:span text:style-name="Default_20_Paragraph_20_Font"><text:span text:style-name="T1">введении</text:span></text:span> обосновать актуальность исследуемой темы, степень её изученности, дать критический обзор работ, характеризующих сущность рассматриваемого вопроса, определить цель и задачи, описать применяемые методы исследования; </text:p>
        </text:list-item>
        <text:list-item>
          <text:p text:style-name="P15">в <text:span text:style-name="Default_20_Paragraph_20_Font"><text:span text:style-name="T1">теоретической части</text:span></text:span> изложить теоретические концептуальные основы исследуемой проблемы и собственное понимание существа вопросов исследуемой темы, сформировать своё аргументированное мнение по неоднозначным вопросам; </text:p>
        </text:list-item>
        <text:list-item>
          <text:p text:style-name="P19"><text:soft-page-break/>в <text:span text:style-name="Default_20_Paragraph_20_Font"><text:span text:style-name="T1">аналитической части</text:span></text:span> изложить особенности функционирования объекта исследования, проанализировать и раскрыть особенности сбора, обработки и подготовки информации о </text:p>
        </text:list-item>
      </text:list>
      <text:p text:style-name="P2"/>
      <text:list xml:id="list150751972898542" text:continue-numbering="true" text:style-name="L1">
        <text:list-item>
          <text:p text:style-name="P20">процессах, целесообразно рассмотреть порядок формирования и представления информации об отдельных объектах исследования; </text:p>
        </text:list-item>
        <text:list-item>
          <text:p text:style-name="P21">в <text:span text:style-name="Default_20_Paragraph_20_Font"><text:span text:style-name="T1">проектно-аналитической части</text:span></text:span> разработать и внести предложения по рациональной методологии исследования объекта с использованием современных информационных технологий, доказать целесообразность и необходимость предлагаемых решений, спрогнозировать результаты от внедрения предложений; </text:p>
        </text:list-item>
        <text:list-item>
          <text:p text:style-name="P22">в <text:span text:style-name="Default_20_Paragraph_20_Font"><text:span text:style-name="T1">заключении</text:span></text:span> изложить основные результаты исследования, сформулировать выводы, предложения и перспективы дальнейшей разработки темы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36cm" fo:margin-right="0cm" fo:margin-top="0cm" fo:margin-bottom="0.46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15:07:51.106000000</dc:date>
    <meta:editing-duration>PT22H50M37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37" meta:word-count="459" meta:character-count="4027" meta:non-whitespace-character-count="3601"/>
  </office:meta>
</office:document-meta>
</file>